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21af" officeooo:paragraph-rsid="001821af" style:font-weight-asian="bold" style:font-weight-complex="bold"/>
    </style:style>
    <style:style style:name="P2" style:family="paragraph" style:parent-style-name="Standard">
      <style:text-properties fo:font-weight="normal" officeooo:rsid="001821af" officeooo:paragraph-rsid="001821af" style:font-weight-asian="normal" style:font-weight-complex="normal"/>
    </style:style>
    <style:style style:name="P3" style:family="paragraph" style:parent-style-name="Standard">
      <style:text-properties fo:font-weight="normal" officeooo:rsid="001821af" officeooo:paragraph-rsid="0019156a" style:font-weight-asian="normal" style:font-weight-complex="normal"/>
    </style:style>
    <style:style style:name="P4" style:family="paragraph" style:parent-style-name="Standard">
      <style:text-properties fo:font-weight="normal" officeooo:rsid="0019156a" officeooo:paragraph-rsid="0019156a" style:font-weight-asian="normal" style:font-weight-complex="normal"/>
    </style:style>
    <style:style style:name="T1" style:family="text">
      <style:text-properties officeooo:rsid="001915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utes:</text:p>
      <text:p text:style-name="P1"/>
      <text:p text:style-name="P4">Get index/home page (lists all to-dos):</text:p>
      <text:p text:style-name="P2">GET <text:span text:style-name="T1">( “/”)</text:span></text:p>
      <text:p text:style-name="P2"/>
      <text:p text:style-name="P4">Get a registration page:</text:p>
      <text:p text:style-name="P4">GET (“/users/new”)</text:p>
      <text:p text:style-name="P2"/>
      <text:p text:style-name="P4">Create a new user:</text:p>
      <text:p text:style-name="P4">POST(“/users/new”)</text:p>
      <text:p text:style-name="P2"/>
      <text:p text:style-name="P4">Get new To Do creation page:</text:p>
      <text:p text:style-name="P4">GET(“/users/:uid/todos/new”)</text:p>
      <text:p text:style-name="P2"/>
      <text:p text:style-name="P4">Create a new To Do:</text:p>
      <text:p text:style-name="P3">POST <text:span text:style-name="T1">(“/users/:uid/todos/new”)</text:span><text:line-break/></text:p>
      <text:p text:style-name="P4">Update a To Do:</text:p>
      <text:p text:style-name="P4">PUT(“/users/:uid/todos/:tid”)</text:p>
      <text:p text:style-name="P3"/>
      <text:p text:style-name="P4">Delete a To Do:</text:p>
      <text:p text:style-name="P3">DELETE<text:span text:style-name="T1">(“/users/:uid/todos/:tid”)</text:span></text:p>
      <text:p text:style-name="P2"/>
      <text:p text:style-name="P4">Connect with API:</text:p>
      <text:p text:style-name="P4">POST(“/users/:uid/todos/:tid”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4:37:55.518668314</meta:creation-date>
    <dc:date>2017-12-20T15:08:23.861050207</dc:date>
    <meta:editing-duration>PT7S</meta:editing-duration>
    <meta:editing-cycles>1</meta:editing-cycles>
    <meta:document-statistic meta:table-count="0" meta:image-count="0" meta:object-count="0" meta:page-count="1" meta:paragraph-count="17" meta:word-count="49" meta:character-count="378" meta:non-whitespace-character-count="345"/>
    <meta:generator>LibreOffice/5.4.2.2$Linux_X86_64 LibreOffice_project/40m0$Build-2</meta:generator>
  </office:meta>
</office:document-meta>
</file>